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ic programming with clara-rules</text:p>
      <text:p text:style-name="Standard"/>
      <text:p text:style-name="Standard">This talk will show how highly complex “business logic” can be more easily encoded and maintained in code using a rules engine that idiomatically integrates with the broader Clojure ecosystem, with the ability to respond to external events more efficiently than would be achievable with traditional approaches.</text:p>
      <text:p text:style-name="Standard"/>
      <text:p text:style-name="Standard">I've worked primarily in Clojure for 6 years now. <text:s/>I've used Clara extensively in production in a prior role and continue to contribute to the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17T03:10:50</meta:creation-date>
    <meta:document-statistic meta:table-count="0" meta:image-count="0" meta:object-count="0" meta:page-count="1" meta:paragraph-count="3" meta:word-count="77" meta:character-count="495"/>
    <dc:date>2020-08-17T03:42:56</dc:date>
    <meta:editing-duration>PT1M4S</meta:editing-duration>
    <meta:editing-cycles>1</meta:editing-cycles>
    <meta:generator>OpenOffice/4.1.2$Unix OpenOffice.org_project/412m3$Build-9782</meta:generator>
  </office:meta>
</office:document-meta>
</file>